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6">
      <style:paragraph-properties fo:text-align="justify" style:justify-single-word="false" style:text-autospace="none"/>
      <style:text-properties style:font-name="Arial" fo:font-size="10pt" officeooo:rsid="001d61ec" officeooo:paragraph-rsid="001d61ec" style:font-name-asian="Monospace1" style:font-size-asian="10pt" style:font-name-complex="Monospace1" style:font-size-complex="10pt"/>
    </style:style>
    <style:style style:name="P2" style:family="paragraph" style:parent-style-name="Standard" style:list-style-name="L5">
      <style:paragraph-properties fo:text-align="justify" style:justify-single-word="false" style:text-autospace="none"/>
      <style:text-properties officeooo:paragraph-rsid="001cb60f"/>
    </style:style>
    <style:style style:name="P3" style:family="paragraph" style:parent-style-name="Standard">
      <style:paragraph-properties fo:margin-left="0in" fo:margin-right="0in" fo:text-align="center" style:justify-single-word="false" fo:text-indent="0in" style:auto-text-indent="false" style:text-autospace="none"/>
      <style:text-properties style:font-name="Arial" fo:font-size="10pt" fo:font-weight="bold" officeooo:paragraph-rsid="0014bc42" style:font-name-asian="Monospace1" style:font-size-asian="10pt" style:font-weight-asian="bold" style:font-name-complex="Monospace1" style:font-size-complex="10pt" style:font-weight-complex="bold"/>
    </style:style>
    <style:style style:name="P4" style:family="paragraph" style:parent-style-name="Standard">
      <style:paragraph-properties fo:margin-left="0in" fo:margin-right="0in" fo:text-align="center" style:justify-single-word="false" fo:text-indent="0in" style:auto-text-indent="false" style:text-autospace="none"/>
      <style:text-properties style:font-name="Arial" fo:font-size="10pt" fo:font-weight="bold" officeooo:rsid="0010044c" officeooo:paragraph-rsid="0014bc42" style:font-name-asian="Monospace1" style:font-size-asian="10pt" style:font-weight-asian="bold" style:font-name-complex="Monospace1" style:font-size-complex="10pt" style:font-weight-complex="bold"/>
    </style:style>
    <style:style style:name="P5"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5f7e2c" officeooo:paragraph-rsid="0015504d" style:font-name-asian="Monospace1" style:font-size-asian="10pt" style:font-name-complex="Monospace1" style:font-size-complex="10pt"/>
    </style:style>
    <style:style style:name="P6"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214d79" officeooo:paragraph-rsid="00214d79" style:font-name-asian="Monospace1" style:font-size-asian="10pt" style:font-name-complex="Monospace1" style:font-size-complex="10pt"/>
    </style:style>
    <style:style style:name="P7"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23a5ed" officeooo:paragraph-rsid="0023a5ed" style:font-name-asian="Monospace1" style:font-size-asian="10pt" style:font-name-complex="Monospace1" style:font-size-complex="10pt"/>
    </style:style>
    <style:style style:name="P8"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25dc1f" officeooo:paragraph-rsid="0025dc1f" style:font-name-asian="Monospace1" style:font-size-asian="10pt" style:font-name-complex="Monospace1" style:font-size-complex="10pt"/>
    </style:style>
    <style:style style:name="P9"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fo:font-weight="normal" officeooo:rsid="005f7e2c" officeooo:paragraph-rsid="002971c2" style:font-name-asian="Monospace1" style:font-size-asian="10pt" style:font-weight-asian="normal" style:font-name-complex="Monospace1" style:font-size-complex="10pt" style:font-weight-complex="normal"/>
    </style:style>
    <style:style style:name="P10"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fo:font-weight="normal" officeooo:rsid="005f7e2c" officeooo:paragraph-rsid="00299cc2" style:font-name-asian="Monospace1" style:font-size-asian="10pt" style:font-weight-asian="normal" style:font-name-complex="Monospace1" style:font-size-complex="10pt" style:font-weight-complex="normal"/>
    </style:style>
    <style:style style:name="P11"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fo:font-weight="normal" officeooo:rsid="005f7e2c" officeooo:paragraph-rsid="00171e5f" style:font-name-asian="Monospace1" style:font-size-asian="10pt" style:font-weight-asian="normal" style:font-name-complex="Monospace1" style:font-size-complex="10pt" style:font-weight-complex="normal"/>
    </style:style>
    <style:style style:name="P12"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fo:font-weight="normal" officeooo:rsid="005f7e2c" officeooo:paragraph-rsid="002ab7f8" style:font-name-asian="Monospace1" style:font-size-asian="10pt" style:font-weight-asian="normal" style:font-name-complex="Monospace1" style:font-size-complex="10pt" style:font-weight-complex="normal"/>
    </style:style>
    <style:style style:name="P13"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fo:font-weight="normal" officeooo:rsid="0024ed96" officeooo:paragraph-rsid="0015504d" style:font-name-asian="Monospace1" style:font-size-asian="10pt" style:font-weight-asian="normal" style:font-name-complex="Monospace1" style:font-size-complex="10pt" style:font-weight-complex="normal"/>
    </style:style>
    <style:style style:name="P14"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fo:font-weight="normal" officeooo:rsid="00310a36" officeooo:paragraph-rsid="00310a36" style:font-name-asian="Monospace1" style:font-size-asian="10pt" style:font-weight-asian="normal" style:font-name-complex="Monospace1" style:font-size-complex="10pt" style:font-weight-complex="normal"/>
    </style:style>
    <style:style style:name="P15"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5504d" style:font-name-asian="Monospace1" style:font-size-asian="10pt" style:font-name-complex="Monospace1" style:font-size-complex="10pt"/>
    </style:style>
    <style:style style:name="P16"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74c09" style:font-name-asian="Monospace1" style:font-size-asian="10pt" style:font-name-complex="Monospace1" style:font-size-complex="10pt"/>
    </style:style>
    <style:style style:name="P17"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809d7" style:font-name-asian="Monospace1" style:font-size-asian="10pt" style:font-name-complex="Monospace1" style:font-size-complex="10pt"/>
    </style:style>
    <style:style style:name="P18"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23a5ed" style:font-name-asian="Monospace1" style:font-size-asian="10pt" style:font-name-complex="Monospace1" style:font-size-complex="10pt"/>
    </style:style>
    <style:style style:name="P19"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299cc2" style:font-name-asian="Monospace1" style:font-size-asian="10pt" style:font-name-complex="Monospace1" style:font-size-complex="10pt"/>
    </style:style>
    <style:style style:name="P20"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63e7c1" officeooo:paragraph-rsid="0015504d" style:font-name-asian="Monospace1" style:font-size-asian="10pt" style:font-name-complex="Monospace1" style:font-size-complex="10pt"/>
    </style:style>
    <style:style style:name="P21"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63e7c1" officeooo:paragraph-rsid="00174c09" style:font-name-asian="Monospace1" style:font-size-asian="10pt" style:font-name-complex="Monospace1" style:font-size-complex="10pt"/>
    </style:style>
    <style:style style:name="P22"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63e7c1" officeooo:paragraph-rsid="00299cc2" style:font-name-asian="Monospace1" style:font-size-asian="10pt" style:font-name-complex="Monospace1" style:font-size-complex="10pt"/>
    </style:style>
    <style:style style:name="P23"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175656" officeooo:paragraph-rsid="00175656" style:font-name-asian="Monospace1" style:font-size-asian="10pt" style:font-name-complex="Monospace1" style:font-size-complex="10pt"/>
    </style:style>
    <style:style style:name="P24"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1cb60f" officeooo:paragraph-rsid="001cb60f" style:font-name-asian="Monospace1" style:font-size-asian="10pt" style:font-name-complex="Monospace1" style:font-size-complex="10pt"/>
    </style:style>
    <style:style style:name="P25"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1ccf5a" officeooo:paragraph-rsid="001ccf5a" style:font-name-asian="Monospace1" style:font-size-asian="10pt" style:font-name-complex="Monospace1" style:font-size-complex="10pt"/>
    </style:style>
    <style:style style:name="P26"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1d61ec" officeooo:paragraph-rsid="001d61ec" style:font-name-asian="Monospace1" style:font-size-asian="10pt" style:font-name-complex="Monospace1" style:font-size-complex="10pt"/>
    </style:style>
    <style:style style:name="P27"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1e0920" officeooo:paragraph-rsid="001e0920" style:font-name-asian="Monospace1" style:font-size-asian="10pt" style:font-name-complex="Monospace1" style:font-size-complex="10pt"/>
    </style:style>
    <style:style style:name="P28"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1ecff0" officeooo:paragraph-rsid="001ecff0" style:font-name-asian="Monospace1" style:font-size-asian="10pt" style:font-name-complex="Monospace1" style:font-size-complex="10pt"/>
    </style:style>
    <style:style style:name="P29"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20cd22" officeooo:paragraph-rsid="0020cd22" style:font-name-asian="Monospace1" style:font-size-asian="10pt" style:font-name-complex="Monospace1" style:font-size-complex="10pt"/>
    </style:style>
    <style:style style:name="P30"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solid" style:text-underline-width="auto" style:text-underline-color="font-color" officeooo:rsid="00174c09" officeooo:paragraph-rsid="00174c09" style:font-name-asian="Monospace1" style:font-size-asian="10pt" style:font-name-complex="Monospace1" style:font-size-complex="10pt"/>
    </style:style>
    <style:style style:name="P31"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solid" style:text-underline-width="auto" style:text-underline-color="font-color" officeooo:rsid="001cb60f" officeooo:paragraph-rsid="001cb60f" style:font-name-asian="Monospace1" style:font-size-asian="10pt" style:font-name-complex="Monospace1" style:font-size-complex="10pt"/>
    </style:style>
    <style:style style:name="P32"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solid" style:text-underline-width="auto" style:text-underline-color="font-color" officeooo:rsid="00214d79" officeooo:paragraph-rsid="00214d79" style:font-name-asian="Monospace1" style:font-size-asian="10pt" style:font-name-complex="Monospace1" style:font-size-complex="10pt"/>
    </style:style>
    <style:style style:name="P33"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officeooo:rsid="005f7e2c" officeooo:paragraph-rsid="002ab7f8" style:font-name-asian="Monospace1" style:font-size-asian="10pt" style:font-weight-asian="normal" style:font-name-complex="Monospace1" style:font-size-complex="10pt" style:font-weight-complex="normal"/>
    </style:style>
    <style:style style:name="P34"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officeooo:rsid="005f7e2c" officeooo:paragraph-rsid="00171e5f" style:font-name-asian="Monospace1" style:font-size-asian="10pt" style:font-weight-asian="normal" style:font-name-complex="Monospace1" style:font-size-complex="10pt" style:font-weight-complex="normal"/>
    </style:style>
    <style:style style:name="P35"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officeooo:rsid="0063e7c1" officeooo:paragraph-rsid="002ab7f8" style:font-name-asian="Monospace1" style:font-size-asian="10pt" style:font-weight-asian="normal" style:font-name-complex="Monospace1" style:font-size-complex="10pt" style:font-weight-complex="normal"/>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officeooo:rsid="0063e7c1" officeooo:paragraph-rsid="00171e5f" style:font-name-asian="Monospace1" style:font-size-asian="10pt" style:font-weight-asian="normal" style:font-name-complex="Monospace1" style:font-size-complex="10pt" style:font-weight-complex="normal"/>
    </style:style>
    <style:style style:name="P37" style:family="paragraph" style:parent-style-name="Standard">
      <style:paragraph-properties fo:margin-left="0in" fo:margin-right="0in" fo:text-align="justify" style:justify-single-word="false" fo:text-indent="0in" style:auto-text-indent="false" style:text-autospace="none"/>
      <style:text-properties officeooo:paragraph-rsid="001cb60f"/>
    </style:style>
    <style:style style:name="T1" style:family="text">
      <style:text-properties officeooo:rsid="00290e2d"/>
    </style:style>
    <style:style style:name="T2" style:family="text">
      <style:text-properties officeooo:rsid="0010044c"/>
    </style:style>
    <style:style style:name="T3" style:family="text">
      <style:text-properties officeooo:rsid="0014bc42"/>
    </style:style>
    <style:style style:name="T4" style:family="text">
      <style:text-properties fo:color="#000000" style:font-name="Monospace" officeooo:rsid="002ab7f8"/>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6bcbf6"/>
    </style:style>
    <style:style style:name="T7" style:family="text">
      <style:text-properties style:text-underline-style="solid" style:text-underline-width="auto" style:text-underline-color="font-color" officeooo:rsid="0010044c"/>
    </style:style>
    <style:style style:name="T8" style:family="text">
      <style:text-properties officeooo:rsid="006bcbf6"/>
    </style:style>
    <style:style style:name="T9" style:family="text">
      <style:text-properties officeooo:rsid="00171e5f"/>
    </style:style>
    <style:style style:name="T10" style:family="text">
      <style:text-properties officeooo:rsid="00174c09"/>
    </style:style>
    <style:style style:name="T11" style:family="text">
      <style:text-properties style:font-name="Arial" fo:font-size="10pt" style:text-underline-style="none" officeooo:rsid="001809d7" style:font-name-asian="Monospace1" style:font-size-asian="10pt" style:font-name-complex="Monospace1" style:font-size-complex="10pt"/>
    </style:style>
    <style:style style:name="T12" style:family="text">
      <style:text-properties style:font-name="Arial" fo:font-size="10pt" style:text-underline-style="none" officeooo:rsid="00175656" style:font-name-asian="Monospace1" style:font-size-asian="10pt" style:font-name-complex="Monospace1" style:font-size-complex="10pt"/>
    </style:style>
    <style:style style:name="T13" style:family="text">
      <style:text-properties style:font-name="Arial" fo:font-size="10pt" style:text-underline-style="none" officeooo:rsid="001cb60f" style:font-name-asian="Monospace1" style:font-size-asian="10pt" style:font-name-complex="Monospace1" style:font-size-complex="10pt"/>
    </style:style>
    <style:style style:name="T14" style:family="text">
      <style:text-properties style:font-name="Arial" fo:font-size="10pt" style:text-underline-style="none" officeooo:rsid="0031506b" style:font-name-asian="Monospace1" style:font-size-asian="10pt" style:font-name-complex="Monospace1" style:font-size-complex="10pt"/>
    </style:style>
    <style:style style:name="T15" style:family="text">
      <style:text-properties style:text-underline-style="none"/>
    </style:style>
    <style:style style:name="T16" style:family="text">
      <style:text-properties style:text-underline-style="none" officeooo:rsid="006bcbf6"/>
    </style:style>
    <style:style style:name="T17" style:family="text">
      <style:text-properties style:text-underline-style="none" officeooo:rsid="00174c09"/>
    </style:style>
    <style:style style:name="T18" style:family="text">
      <style:text-properties style:text-underline-style="none" officeooo:rsid="001809d7"/>
    </style:style>
    <style:style style:name="T19" style:family="text">
      <style:text-properties style:text-underline-style="none" officeooo:rsid="001d61ec"/>
    </style:style>
    <style:style style:name="T20" style:family="text">
      <style:text-properties style:text-underline-style="none" officeooo:rsid="00273304"/>
    </style:style>
    <style:style style:name="T21" style:family="text">
      <style:text-properties style:text-underline-style="none" officeooo:rsid="00299cc2"/>
    </style:style>
    <style:style style:name="T22" style:family="text">
      <style:text-properties style:text-underline-style="none" officeooo:rsid="002ab7f8"/>
    </style:style>
    <style:style style:name="T23" style:family="text">
      <style:text-properties style:text-underline-style="none" officeooo:rsid="0030ac5f"/>
    </style:style>
    <style:style style:name="T24" style:family="text">
      <style:text-properties style:text-underline-style="none" officeooo:rsid="0031506b"/>
    </style:style>
    <style:style style:name="T25" style:family="text">
      <style:text-properties officeooo:rsid="0019a2ba"/>
    </style:style>
    <style:style style:name="T26" style:family="text">
      <style:text-properties officeooo:rsid="002233b5"/>
    </style:style>
    <style:style style:name="T27" style:family="text">
      <style:text-properties officeooo:rsid="00249ab3"/>
    </style:style>
    <style:style style:name="T28" style:family="text">
      <style:text-properties officeooo:rsid="002657d7"/>
    </style:style>
    <style:style style:name="T29" style:family="text">
      <style:text-properties officeooo:rsid="00273304"/>
    </style:style>
    <style:style style:name="T30" style:family="text">
      <style:text-properties officeooo:rsid="002971c2"/>
    </style:style>
    <style:style style:name="T31" style:family="text">
      <style:text-properties officeooo:rsid="00299cc2"/>
    </style:style>
    <style:style style:name="T32" style:family="text">
      <style:text-properties officeooo:rsid="002ab7f8"/>
    </style:style>
    <style:style style:name="T33" style:family="text">
      <style:text-properties officeooo:rsid="002d655d"/>
    </style:style>
    <style:style style:name="T34" style:family="text">
      <style:text-properties officeooo:rsid="0030da7a"/>
    </style:style>
    <style:style style:name="T35" style:family="text">
      <style:text-properties officeooo:rsid="00341c77"/>
    </style:style>
    <style:style style:name="T36" style:family="text">
      <style:text-properties officeooo:rsid="0035c8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te rendu d’activités de <text:span text:style-name="T3">Vincent Ruch</text:span></text:p>
      <text:p text:style-name="P3">du <text:span text:style-name="T35">09</text:span> <text:span text:style-name="T36">fevrier</text:span> au <text:span text:style-name="T35">27 mars </text:span>201<text:span text:style-name="T3">5</text:span></text:p>
      <text:p text:style-name="P3"/>
      <text:p text:style-name="P15"/>
      <text:p text:style-name="P16">A. <text:span text:style-name="T10">Fusionner mutability et cache</text:span></text:p>
      <text:p text:style-name="P16"/>
      <text:p text:style-name="P21"><text:span text:style-name="T6">Objectif :</text:span><text:span text:style-name="T8"> Fusionner la couche mutabilité et la couche cache pour permettre une meilleur intégration.</text:span></text:p>
      <text:p text:style-name="P21"/>
      <text:p text:style-name="P16"><text:span text:style-name="T7">Problématique</text:span><text:span text:style-name="T5">:</text:span><text:span text:style-name="T15"> </text:span><text:span text:style-name="T16">La couche mutability et la couche cache sont séparée en deux projets. </text:span><text:span text:style-name="T17">L'utilisation du cache pour la mutability se fait par l'intemédiaire d'une encapsulation et de listener. La fusion des deux permetrait de se passer de l'utilisation de listener et donc une meilleur intégration. </text:span></text:p>
      <text:p text:style-name="P23"/>
      <text:p text:style-name="P23"><text:span text:style-name="T17">L</text:span><text:span text:style-name="T15">a gestion du cache se fait aujourd'hui par une pile de cacheElement. Chaque cacheElement possède une liste de generic à ajouter et une liste de généric a supprimer. Si le cacheElement est commité, alors ces deux listes sont ajout</text:span><text:span text:style-name="T24">ées</text:span><text:span text:style-name="T15"> aux listes du cacheElement du dessous. Quand on arrive à la transaction, les generic sont alors réélement enregistr</text:span><text:span text:style-name="T24">és</text:span><text:span text:style-name="T15"> dans le systeme. Lors du rollback, le cacheElement est tout simplement supprimé.</text:span></text:p>
      <text:p text:style-name="P23"><text:span text:style-name="T15"/></text:p>
      <text:p text:style-name="P37"><text:span text:style-name="T12">La mutabilé permet de rendre les generic mutable</text:span><text:span text:style-name="T14">s</text:span><text:span text:style-name="T12">. Pour cela, l'utilisateur ne “possede” par le réel généric mais une référence vers un généric. Nous appelerons cette référe</text:span><text:span text:style-name="T14">n</text:span><text:span text:style-name="T12">ce un mutable. Lors d'une modification d'un mutable, le généric associé est détruit, un nouveau généric prenant en compte la modification est construit. Le mutable pointe alors vers ce nouveau généric. Pour mettre en </text:span><text:span text:style-name="T11">place ce mecanisme, la couche mutabilité entretient 3 objects: </text:span></text:p>
      <text:list xml:id="list7320301734451909296" text:style-name="L5">
        <text:list-item>
          <text:p text:style-name="P2"><text:span text:style-name="T11">Une map Mutable → Generic</text:span></text:p>
        </text:list-item>
        <text:list-item>
          <text:p text:style-name="P2"><text:span text:style-name="T11">Une map Generic → <text:s/></text:span><text:span text:style-name="T13">Ensemble de </text:span><text:span text:style-name="T11">Mutable</text:span></text:p>
        </text:list-item>
        <text:list-item>
          <text:p text:style-name="P2"><text:span text:style-name="T11">Une pile de map Mutable → Generic permettant le rollback</text:span></text:p>
        </text:list-item>
      </text:list>
      <text:p text:style-name="P16"/>
      <text:p text:style-name="P28">La fusion paraissant compliquée, la premiere étape consiste a rendre le plus semblable possible le cache et la mutabilité.</text:p>
      <text:p text:style-name="P16"/>
      <text:p text:style-name="P26">Solution : </text:p>
      <text:p text:style-name="P16"/>
      <text:p text:style-name="P30">1: </text:p>
      <text:p text:style-name="P17"/>
      <text:p text:style-name="P23">Utiliser le<text:span text:style-name="T25">s</text:span> modele de<text:span text:style-name="T25">s</text:span> “<text:span text:style-name="T25">c</text:span>acheElement” de la couche cache <text:span text:style-name="T25">pour gérér les opérations de rollback de la couche mutabilité.</text:span></text:p>
      <text:p text:style-name="P23"><text:span text:style-name="T25">La </text:span>pile de rollback <text:span text:style-name="T25">de la mutabilité est transformée en une pile de c</text:span>acheElement, <text:span text:style-name="T25">chaque cacheElement </text:span>possed<text:span text:style-name="T25">ant </text:span>sa map de rollback.</text:p>
      <text:p text:style-name="P25"/>
      <text:p text:style-name="P25"><text:span text:style-name="T15">Cette solution permet d'accentuer la ressemblance entre la couche cache et la couche mutabilité. Cependant elle ne permet pas de les fusionner. </text:span><text:span text:style-name="T19">De plus un rollabck necessite toujours des opération</text:span><text:span text:style-name="T24">s</text:span><text:span text:style-name="T19"> pour annuler les changement de référence, contrairement à la couche cache où un rollaback se fait simplement en supprimant le premier cacheElement de la pile.</text:span></text:p>
      <text:p text:style-name="P16"/>
      <text:p text:style-name="P31"><text:s/>2 :</text:p>
      <text:p text:style-name="P24"/>
      <text:p text:style-name="P26">Séparer la gestion des références entre mutable et géneric et la gestion des mutations. Le denier cacheElement, correspondant au transaction élement possede alors deux map d'association :</text:p>
      <text:list xml:id="list1906724169160752634" text:style-name="L6">
        <text:list-item>
          <text:p text:style-name="P1"><text:span text:style-name="T18">Une map Mutable → Generic</text:span></text:p>
        </text:list-item>
        <text:list-item>
          <text:p text:style-name="P1"><text:span text:style-name="T18">Une map Generic → <text:s/>Mutable</text:span></text:p>
        </text:list-item>
      </text:list>
      <text:p text:style-name="P26">Ces deux map ne représentent que la gestion des référence. La gestion des mutations se fait alors dans la cacheElement par un map Mutable → Mutable. On obtient ainsi une liste chainée de Mutable sur plusieur cacheElement menant à un seul Generic.</text:p>
      <text:p text:style-name="P27">Les mutations étant enregistrées sur les cacheElement, le rollback se fait simplement en supprimant le premier cacheElement.</text:p>
      <text:p text:style-name="P29">Lors d'une mutation, un nouvaau mutable <text:s/>pointant vers le nouveau generic est créé. Cette référence NouveauMutable → NouveauGeneric est enregistrée ( dans les deux sens ) dans les deux maps du “transactionElement”. Une relation AncienMutable → NouveauMutable est enregistré dans la map du premiere <text:soft-page-break/>cacheElement.</text:p>
      <text:p text:style-name="P29"/>
      <text:p text:style-name="P29">Cette solution rend la lecture plus couteuse et engendre un effet de bord : dans les solution précédente le mutable associé a un generic était le même lors d'une mutation classique et pouvait etre différent lors d'une fusion (puisque 2 mutable référence le meme generic). Avec cette solution, chaque generic n'est référencé que par un seul mutable mais ce mutable change lors d'une mutation.</text:p>
      <text:p text:style-name="P28"/>
      <text:p text:style-name="P32">3:</text:p>
      <text:p text:style-name="P32"/>
      <text:p text:style-name="P6">Utiliser l'héritage au lieu de l'encapsulation.</text:p>
      <text:p text:style-name="P6">Le cache est encapsulé par la mutabilité. <text:span text:style-name="T26">L'engine de mutabilité possède une référence vers l'engine de cache et le cache de mutabilité possede une référence vers le cache de cache. Faire hériter les Engine et le cache permeterai de mutualiser plus facilement les couches cache et mutabilité.</text:span></text:p>
      <text:p text:style-name="P7">Engine étant un noeud du graph, l'héritage entre Engine de mutability et Engine de cache entraine un héritage entre mutable et generic. Un mutable n'étant qu'une référence vers un generic, cette héritage n'est pas souhait<text:span text:style-name="T27">a</text:span>ble.</text:p>
      <text:p text:style-name="P8">De de fait, l'encapsulation se justifie.</text:p>
      <text:p text:style-name="P7"/>
      <text:p text:style-name="P18"/>
      <text:p text:style-name="P15"><text:span text:style-name="T28">B</text:span>. <text:span text:style-name="T9">Contrainte de non-héritage</text:span></text:p>
      <text:p text:style-name="P15"/>
      <text:p text:style-name="P20"><text:span text:style-name="T6">Objectif :</text:span><text:span text:style-name="T8"> Permetre le non-heritage.</text:span></text:p>
      <text:p text:style-name="P15"><text:span text:style-name="T7">Problématique</text:span><text:span text:style-name="T5">:</text:span><text:span text:style-name="T15"> </text:span><text:span text:style-name="T20">Il n'y a pas de possibilité d'interdire l'héritage dans generic system</text:span></text:p>
      <text:p text:style-name="P5"><text:span text:style-name="T5">Solution :</text:span> <text:span text:style-name="T29">Mise en place d'une nouvelle propriété systeme : NonHeritableProperty. Si la contrainte est activé, seul les liens de composition directe sont pris en compte.</text:span></text:p>
      <text:p text:style-name="P5"/>
      <text:p text:style-name="P9"/>
      <text:p text:style-name="P9"><text:span text:style-name="T30">C</text:span>. <text:span text:style-name="T30">Ordre des éléments</text:span></text:p>
      <text:p text:style-name="P9"/>
      <text:p text:style-name="P22"><text:span text:style-name="T6">Objectif :</text:span><text:span text:style-name="T8"> Pemetre la reordination des generic lors de la création des links </text:span></text:p>
      <text:p text:style-name="P19"><text:span text:style-name="T7">Problématique</text:span><text:span text:style-name="T5">:</text:span><text:span text:style-name="T15"> </text:span><text:span text:style-name="T21">Lors de la création de link (instance de relation), les generic passé en parametre doivent être positionnés dans le même ordre que les leur generic parent l'étaient lors de la création de la relation.</text:span></text:p>
      <text:p text:style-name="P10"><text:span text:style-name="T5">Solution :</text:span> <text:span text:style-name="T31">Lors de la création du link, le system réordonne les généric pour correspondre à une relation existante. Il essaye de conserver un maximum l'ordre donné par l'utilisateur ( necessaire nottament sur les auto relations)</text:span></text:p>
      <text:p text:style-name="P9"/>
      <text:p text:style-name="P13"/>
      <text:p text:style-name="P33"><text:span text:style-name="T32">D</text:span>. <text:span text:style-name="T32">Element non obligatoire</text:span></text:p>
      <text:p text:style-name="P33"/>
      <text:p text:style-name="P35"><text:span text:style-name="T6">Objectif :</text:span><text:span text:style-name="T8"> Pemettre de ne pas renseigner tout les élement lors de la recherche d'un link et ou d'un holder</text:span></text:p>
      <text:p text:style-name="P33"><text:span text:style-name="T7">Problématique</text:span><text:span text:style-name="T5">:</text:span><text:span text:style-name="T15"> </text:span><text:span text:style-name="T22">Lors de la recherche d'un link ou d'un holder, il faut préciser tous les élements.</text:span></text:p>
      <text:p text:style-name="P12"><text:span text:style-name="T5">Solution :</text:span> <text:span text:style-name="T32">Lors de la recherche d'un link ou d'un holder, si un seul generic correspond aux élements passé en parametre, alors ce generic est retrouvé. Si plusieurs généric sont trouvés, une Am</text:span><text:span text:style-name="T4">biguousSelextionException est lancée.</text:span></text:p>
      <text:p text:style-name="P13"/>
      <text:p text:style-name="P34"/>
      <text:p text:style-name="P34"><text:span text:style-name="T33">E</text:span>. <text:span text:style-name="T9">LazyHandler</text:span></text:p>
      <text:p text:style-name="P34"/>
      <text:p text:style-name="P36"><text:span text:style-name="T6">Objectif :</text:span><text:span text:style-name="T8"> Pemetre de créer des “faux” noeuds, ces noeuds ne seront réelement enregistrés dans le graph qu'en temps voulu.</text:span></text:p>
      <text:p text:style-name="P34"><text:span text:style-name="T7">Problématique</text:span><text:span text:style-name="T5">:</text:span><text:span text:style-name="T15"> </text:span><text:span text:style-name="T23">Dans certain cas ( la projection par exemple), on veux pouvoir créer dans noeuds “virtuels”, ceus noeuds doivent être réelement enregistré dans le graph seulement si ils sont utilisés.</text:span></text:p>
      <text:p text:style-name="P11"><text:span text:style-name="T5">Solution :</text:span> <text:span text:style-name="T34">Utiliser le concept des handlers en créant un lazyHandler. Celui-ci n'est resolvé ( réelement eneristré) qu'au moment ou un autre noeud en a besoin. S'il n'est pas utilisé, le lazyHandler est détuit lors du commit.</text:span></text:p>
      <text:p text:style-name="P14">Ce lazyHandler se fait passer pour un généric aux yeux de l'utilisateur. Le problème étant lors de sa résolution, il est remplacé par un “vrai” généric. L'utilisateur à donc une référence vers un lazyHandler et non pas vers le generic. Pour resoudre ce probleme, nous utilisont la couche mutabilité qui permet, en toute transparence pour l'utilisateur, de changer les réfé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1:35:58.813032521</meta:creation-date>
    <dc:date>2015-03-26T17:35:00.913855760</dc:date>
    <meta:editing-duration>P1DT5H56M36S</meta:editing-duration>
    <meta:editing-cycles>34</meta:editing-cycles>
    <meta:generator>LibreOffice/4.2.7.2$Linux_X86_64 LibreOffice_project/420m0$Build-2</meta:generator>
    <meta:print-date>2015-03-26T17:34:03.091259715</meta:print-date>
    <meta:document-statistic meta:table-count="0" meta:image-count="0" meta:object-count="0" meta:page-count="2" meta:paragraph-count="46" meta:word-count="1021" meta:character-count="6430" meta:non-whitespace-character-count="5451"/>
  </office:meta>
</office:document-meta>
</file>